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12cm" fo:line-height="150%" fo:text-align="center" style:justify-single-word="false"/>
    </style:style>
    <style:style style:name="P2" style:family="paragraph" style:parent-style-name="Standard">
      <style:paragraph-properties fo:margin-top="0cm" fo:margin-bottom="0.212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top="0cm" fo:margin-bottom="0.212cm" fo:line-height="150%"/>
    </style:style>
    <style:style style:name="P4" style:family="paragraph" style:parent-style-name="Standard" style:list-style-name="WW8Num1">
      <style:paragraph-properties fo:margin-top="0cm" fo:margin-bottom="0.212cm" fo:line-height="150%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(pivot):</text:span></text:p>
      <text:p text:style-name="P2"/>
      <text:list text:style-name="WW8Num1">
        <text:list-item>
          <text:p text:style-name="P3"><text:span text:style-name="T2">Copiare</text:span><text:span text:style-name="T3"> il file </text:span><text:span text:style-name="T4">visitatori</text:span><text:span text:style-name="T3"> nella propria cartella ed </text:span><text:span text:style-name="T2">aprirlo</text:span><text:span text:style-name="T3">.</text:span></text:p>
        </text:list-item>
        <text:list-item>
          <text:p text:style-name="P3"><text:span text:style-name="T2">Inserire</text:span><text:span text:style-name="T3"> un nuovo foglio dopo il foglio </text:span><text:span text:style-name="T5">Dati</text:span><text:span text:style-name="T3"> e </text:span><text:span text:style-name="T2">chiamarlo</text:span><text:span text:style-name="T3"> </text:span><text:span text:style-name="T5">Pivot</text:span><text:span text:style-name="T3">.</text:span></text:p>
        </text:list-item>
        <text:list-item>
          <text:p text:style-name="P3"><text:span text:style-name="T2">Creare</text:span><text:span text:style-name="T3"> due tabelle pivot (non collegate tra loro):</text:span></text:p>
          <text:list>
            <text:list-item>
              <text:p text:style-name="P3"><text:span text:style-name="T3">la prima, che bisognerà inserire nel foglio Pivot a partire dalla cella A3, per visualizzare il </text:span><text:span text:style-name="T4">totale</text:span><text:span text:style-name="T3"> di </text:span><text:span text:style-name="T4">visitatori</text:span><text:span text:style-name="T3"> per ogni </text:span><text:span text:style-name="T4">Agenzia</text:span><text:span text:style-name="T3"> nei diversi </text:span><text:span text:style-name="T4">Giorni</text:span><text:span text:style-name="T3">;</text:span></text:p>
            </text:list-item>
            <text:list-item>
              <text:p text:style-name="P3"><text:span text:style-name="T3">la seconda, da inserire nel foglio Pivot a partire dalla cella A20, per visualizzare la </text:span><text:span text:style-name="T4">media</text:span><text:span text:style-name="T3"> di </text:span><text:span text:style-name="T4">visitatori</text:span><text:span text:style-name="T3"> per ogni </text:span><text:span text:style-name="T4">Zona</text:span><text:span text:style-name="T3"> nei diversi </text:span><text:span text:style-name="T4">Giorni</text:span><text:span text:style-name="T3">.</text:span></text:p>
            </text:list-item>
          </text:list>
        </text:list-item>
        <text:list-item>
          <text:p text:style-name="P4">I valori delle medie non devono avere cifre dopo la virgola.</text:p>
        </text:list-item>
        <text:list-item>
          <text:p text:style-name="P3"><text:span text:style-name="T2">Creare</text:span><text:span text:style-name="T3"> due grafici per le tabelle Pivot in due nuovi fogli.</text:span></text:p>
        </text:list-item>
        <text:list-item>
          <text:p text:style-name="P3"><text:span text:style-name="T2">Applicare</text:span><text:span text:style-name="T3"> la formattazione automatica “</text:span><text:span text:style-name="T5">Tabella 4</text:span><text:span text:style-name="T3">” per la prima tabella pivot e “</text:span><text:span text:style-name="T5">Tabella 2</text:span><text:span text:style-name="T3">” per la seconda.</text:span></text:p>
        </text:list-item>
        <text:list-item>
          <text:p text:style-name="P3"><text:span text:style-name="T2">Ordinare</text:span><text:span text:style-name="T3"> i dati della seconda tabella con il seguente ordinamento personalizzato: </text:span><text:span text:style-name="T5">Nord, Ovest, Est, Sud</text:span><text:span text:style-name="T3">.</text:span></text:p>
        </text:list-item>
        <text:list-item>
          <text:p text:style-name="P3"><text:span text:style-name="T2">Raddoppiare</text:span><text:span text:style-name="T3"> i valori nelle celle </text:span><text:span text:style-name="T4">D2:D8</text:span><text:span text:style-name="T3"> nel foglio </text:span><text:span text:style-name="T5">Dati</text:span><text:span text:style-name="T3">. </text:span><text:span text:style-name="T2">Aggiornare</text:span><text:span text:style-name="T3"> le tabelle pivot.</text:span></text:p>
        </text:list-item>
        <text:list-item>
          <text:p text:style-name="P3"><text:span text:style-name="T3">Nel foglio </text:span><text:span text:style-name="T5">Dati</text:span><text:span text:style-name="T3"> </text:span><text:span text:style-name="T2">aggiungere</text:span><text:span text:style-name="T3"> i subtotali in modo da visualizzare i </text:span><text:span text:style-name="T4">totali</text:span><text:span text:style-name="T3"> parziali raggruppati per </text:span><text:span text:style-name="T4">agenzia</text:span><text:span text:style-name="T3"> e quindi per </text:span><text:span text:style-name="T4">zona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6-07-13T16:17:00</meta:creation-date>
    <dc:creator>Marco</dc:creator>
    <dc:date>2006-07-13T16:17:00</dc: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67" meta:character-count="1022"/>
  </office:meta>
</office:document-meta>
</file>